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bc435" officeooo:paragraph-rsid="000bc435"/>
    </style:style>
    <style:style style:name="P2" style:family="paragraph" style:parent-style-name="Standard">
      <style:text-properties officeooo:rsid="000bc435" officeooo:paragraph-rsid="000e46eb"/>
    </style:style>
    <style:style style:name="P3" style:family="paragraph" style:parent-style-name="Standard">
      <style:paragraph-properties fo:text-align="center" style:justify-single-word="false"/>
      <style:text-properties officeooo:rsid="000bc435" officeooo:paragraph-rsid="000bc435"/>
    </style:style>
    <style:style style:name="P4" style:family="paragraph" style:parent-style-name="Standard">
      <style:text-properties officeooo:rsid="000c7a4a" officeooo:paragraph-rsid="000c7a4a"/>
    </style:style>
    <style:style style:name="P5" style:family="paragraph" style:parent-style-name="Standard">
      <style:text-properties officeooo:rsid="000e46eb" officeooo:paragraph-rsid="000e46eb"/>
    </style:style>
    <style:style style:name="P6" style:family="paragraph" style:parent-style-name="Standard">
      <style:text-properties fo:font-weight="bold" officeooo:rsid="000bc435" officeooo:paragraph-rsid="000bc435" style:font-weight-asian="bold" style:font-weight-complex="bold"/>
    </style:style>
    <style:style style:name="P7" style:family="paragraph" style:parent-style-name="Standard">
      <style:text-properties fo:font-weight="bold" officeooo:rsid="000c7a4a" officeooo:paragraph-rsid="000c7a4a" style:font-weight-asian="bold" style:font-weight-complex="bold"/>
    </style:style>
    <style:style style:name="P8" style:family="paragraph" style:parent-style-name="Standard">
      <style:text-properties officeooo:rsid="00103466" officeooo:paragraph-rsid="00103466"/>
    </style:style>
    <style:style style:name="P9" style:family="paragraph" style:parent-style-name="Standard">
      <style:text-properties officeooo:rsid="00103466" officeooo:paragraph-rsid="00103466"/>
    </style:style>
    <style:style style:name="P10" style:family="paragraph" style:parent-style-name="Standard">
      <style:text-properties officeooo:rsid="00126e28" officeooo:paragraph-rsid="00126e28"/>
    </style:style>
    <style:style style:name="P11" style:family="paragraph" style:parent-style-name="Standard">
      <style:text-properties fo:font-weight="bold" officeooo:rsid="000e46eb" officeooo:paragraph-rsid="000e46eb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0e46eb" officeooo:paragraph-rsid="000e46eb" style:font-weight-asian="bold" style:font-weight-complex="bold"/>
    </style:style>
    <style:style style:name="P13" style:family="paragraph" style:parent-style-name="Standard">
      <style:text-properties fo:font-weight="bold" officeooo:rsid="0014ef44" officeooo:paragraph-rsid="0014ef44" style:font-weight-asian="bold" style:font-weight-complex="bold"/>
    </style:style>
    <style:style style:name="P14" style:family="paragraph" style:parent-style-name="Standard">
      <style:text-properties fo:font-weight="bold" officeooo:rsid="00165af5" officeooo:paragraph-rsid="00165af5" style:font-weight-asian="bold" style:font-weight-complex="bold"/>
    </style:style>
    <style:style style:name="P15" style:family="paragraph" style:parent-style-name="Standard">
      <style:text-properties fo:font-weight="bold" officeooo:rsid="000c7a4a" officeooo:paragraph-rsid="000c7a4a" style:font-weight-asian="bold" style:font-weight-complex="bold"/>
    </style:style>
    <style:style style:name="P16" style:family="paragraph" style:parent-style-name="Standard">
      <style:text-properties fo:font-weight="bold" officeooo:rsid="000bc435" officeooo:paragraph-rsid="001886d1" style:font-weight-asian="bold" style:font-weight-complex="bold"/>
    </style:style>
    <style:style style:name="P17" style:family="paragraph" style:parent-style-name="Standard">
      <style:text-properties officeooo:rsid="0014ef44" officeooo:paragraph-rsid="0014ef44"/>
    </style:style>
    <style:style style:name="P18" style:family="paragraph" style:parent-style-name="Standard">
      <style:text-properties officeooo:paragraph-rsid="0014ef44"/>
    </style:style>
    <style:style style:name="P19" style:family="paragraph" style:parent-style-name="Standard">
      <style:text-properties officeooo:rsid="000e46eb" officeooo:paragraph-rsid="000e46eb"/>
    </style:style>
    <style:style style:name="P20" style:family="paragraph" style:parent-style-name="Standard">
      <style:text-properties officeooo:rsid="00165af5" officeooo:paragraph-rsid="00165af5"/>
    </style:style>
    <style:style style:name="P21" style:family="paragraph" style:parent-style-name="Standard">
      <style:text-properties officeooo:rsid="0016a2c2" officeooo:paragraph-rsid="0016a2c2"/>
    </style:style>
    <style:style style:name="P22" style:family="paragraph" style:parent-style-name="Standard">
      <style:text-properties officeooo:rsid="000c7a4a" officeooo:paragraph-rsid="000c7a4a"/>
    </style:style>
    <style:style style:name="P23" style:family="paragraph" style:parent-style-name="Standard">
      <style:text-properties officeooo:rsid="0016f030" officeooo:paragraph-rsid="0016f030"/>
    </style:style>
    <style:style style:name="P24" style:family="paragraph" style:parent-style-name="Standard">
      <style:text-properties officeooo:rsid="0016f030" officeooo:paragraph-rsid="001886d1"/>
    </style:style>
    <style:style style:name="P25" style:family="paragraph" style:parent-style-name="Standard">
      <style:text-properties officeooo:rsid="000bc435" officeooo:paragraph-rsid="000bc435"/>
    </style:style>
    <style:style style:name="P26" style:family="paragraph" style:parent-style-name="Standard">
      <style:text-properties officeooo:rsid="000bc435" officeooo:paragraph-rsid="001886d1"/>
    </style:style>
    <style:style style:name="P27" style:family="paragraph" style:parent-style-name="Standard">
      <style:text-properties officeooo:rsid="00120f57" officeooo:paragraph-rsid="00120f57"/>
    </style:style>
    <style:style style:name="P28" style:family="paragraph" style:parent-style-name="Standard">
      <style:text-properties officeooo:rsid="001886d1" officeooo:paragraph-rsid="001886d1"/>
    </style:style>
    <style:style style:name="P29" style:family="paragraph" style:parent-style-name="Standard">
      <style:text-properties fo:font-weight="normal" officeooo:rsid="001886d1" officeooo:paragraph-rsid="001886d1" style:font-weight-asian="normal" style:font-weight-complex="normal"/>
    </style:style>
    <style:style style:name="T1" style:family="text">
      <style:text-properties officeooo:rsid="000e46eb"/>
    </style:style>
    <style:style style:name="T2" style:family="text">
      <style:text-properties officeooo:rsid="00103466"/>
    </style:style>
    <style:style style:name="T3" style:family="text">
      <style:text-properties officeooo:rsid="0014ef44"/>
    </style:style>
    <style:style style:name="T4" style:family="text">
      <style:text-properties fo:font-variant="normal" fo:text-transform="none" fo:color="#222222" loext:opacity="100%" style:font-name="sans-serif" fo:font-size="10.5pt" fo:letter-spacing="normal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ef44" style:font-weight-asian="bold" style:font-weight-complex="bold"/>
    </style:style>
    <style:style style:name="T7" style:family="text">
      <style:text-properties officeooo:rsid="00165af5"/>
    </style:style>
    <style:style style:name="T8" style:family="text">
      <style:text-properties officeooo:rsid="0016a2c2"/>
    </style:style>
    <style:style style:name="T9" style:family="text">
      <style:text-properties officeooo:rsid="0016f030"/>
    </style:style>
    <style:style style:name="T10" style:family="text">
      <style:text-properties officeooo:rsid="001886d1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MULACRO DE EXAMEN <text:span text:style-name="T2">(21.11.2022)</text:span></text:p>
      <text:p text:style-name="P11">TEORÍA (<text:span text:style-name="T3">3</text:span> puntos)</text:p>
      <text:p text:style-name="P13">Test (<text:span text:style-name="T10">2 puntos. </text:span>0,25 puntos acertadas, -0,<text:span text:style-name="T7">125</text:span> puntos falladas)</text:p>
      <text:p text:style-name="P10"><text:span text:style-name="T3">1. </text:span>¿Cuál de las siguientes <text:span text:style-name="T6">NO</text:span> es <text:span text:style-name="T3">un servicio de computación en la nube?</text:span></text:p>
      <text:p text:style-name="P10"><text:span text:style-name="T3">a) </text:span>Google Cloud Platform<text:tab/><text:tab/><text:span text:style-name="T3">b) </text:span>Microsoft Azure</text:p>
      <text:p text:style-name="P10"><text:span text:style-name="T3">c) </text:span>Alibaba Cloud Computing<text:tab/><text:tab/><text:span text:style-name="T3">d) LibreOfficle Cloud Service</text:span></text:p>
      <text:p text:style-name="P10"/>
      <text:p text:style-name="P17">2. ¿Qué requisitos tiene que cumplir los servicios en la nube?</text:p>
      <text:p text:style-name="P17">a) Pago en función de recursos consumidos</text:p>
      <text:p text:style-name="P17">b) Incluir entre los servicios ofrecidos los procesos de asesoría y migración <text:s/>de datos </text:p>
      <text:p text:style-name="P17">c) Soluciones escalables en función de las necesidades (tanto para disminuir como para aumentar recursos)</text:p>
      <text:p text:style-name="P17">d) Herramientas de autoservicio para el usuario</text:p>
      <text:p text:style-name="P17"/>
      <text:p text:style-name="P17">3. ¿Cuál <text:span text:style-name="T5">NO</text:span> es tu tipo de infraestructura?</text:p>
      <text:p text:style-name="P18"><text:span text:style-name="T3">a) </text:span><text:span text:style-name="T4">SaaS (software as service)</text:span> <text:tab/><text:tab/><text:tab/><text:span text:style-name="T3">b) MaaS (middleware as service)</text:span></text:p>
      <text:p text:style-name="P17">c) PaaS (platform as service)<text:tab/><text:tab/><text:tab/>d) IaaS (infrastructure as service)</text:p>
      <text:p text:style-name="P5"/>
      <text:p text:style-name="P17">4. En función da ubicación dos servidores, existen distintas estrategias de implantación. ¿Cuál de ellas NO existe?</text:p>
      <text:p text:style-name="P17">a) Nube pública<text:tab/><text:tab/><text:tab/><text:tab/>b) Nube privada</text:p>
      <text:p text:style-name="P17">c) Nube híbrida<text:tab/><text:tab/><text:tab/><text:tab/>4) Nube sincronizada</text:p>
      <text:p text:style-name="P17"/>
      <text:p text:style-name="P17">5. ¿Cuáles de las siguientes NO es una ventaja de las aplicaciones de ofimática web?</text:p>
      <text:p text:style-name="P17">a) Control de cambios y mayor seguridad en los datos</text:p>
      <text:p text:style-name="P17">b) No utilizan espacio de almacenamiento local</text:p>
      <text:p text:style-name="P17">c) Exclusivos para una plataforma (ya que no dependen del navegador)</text:p>
      <text:p text:style-name="P17">d) Posibilidad de edición simultánea de documentos</text:p>
      <text:p text:style-name="P17"/>
      <text:p text:style-name="P20">6. ¿Cuál de los siguientes NO es un CMS de propósito general?</text:p>
      <text:p text:style-name="P20">a) WordPress<text:tab/><text:tab/><text:tab/>b) Drupal<text:tab/><text:tab/>c) Joomla<text:tab/><text:tab/>d) Moodle</text:p>
      <text:p text:style-name="P20"/>
      <text:p text:style-name="P20">7) La regla 3-2-1 de backup….</text:p>
      <text:p text:style-name="P20">a) implica hacer copia 3 días a la semana, de dos aplicaciones web, en un formato</text:p>
      <text:p text:style-name="P20">b) implica <text:span text:style-name="T8">hacer tres copias, dos incrementales y una diferencial</text:span></text:p>
      <text:p text:style-name="P21">c) implica hacer tes copias incrementales, dos diferenciales y una completa</text:p>
      <text:p text:style-name="P21">d) implica tener al menos tres copias de los datos, almcanarlas en dos medios diferentes, y tener una copia de backup en un medio externo</text:p>
      <text:p text:style-name="P20"/>
      <text:p text:style-name="P21">8) ¿Cuál de las siguientes preguntas es <text:span text:style-name="T5">falsa</text:span> sobre las siguientes pilas?</text:p>
      <text:p text:style-name="P21">a) Pila LAMP hace referencia al uso de Linux, Apache, MySQL/MariaDB y PHP</text:p>
      <text:p text:style-name="P21">b) Pila WAMP hace referencia lo mismo, pero cambiando el uso de Linux por Windows</text:p>
      <text:p text:style-name="P21">c) Pila WISA hace referencia a Windows, Internet Explorer, SQL Postgree y <text:s/>ASP.NET</text:p>
      <text:p text:style-name="P21">d) Pila MEAN hace referencia a MongoDB, ExpressJS, AngularJS y NodeJS</text:p>
      <text:p text:style-name="P17"/>
      <text:p text:style-name="P14">Pregunta corta (1 punto)</text:p>
      <text:p text:style-name="P20">Cita y describe someramente cuatro herramientas de ofimática web</text:p>
      <text:p text:style-name="P5"/>
      <text:p text:style-name="P11"/>
      <text:p text:style-name="P12">PRACTICA (7 puntos)</text:p>
      <text:p text:style-name="P6"><text:span text:style-name="T10">Co</text:span>nfiguración de servidor web (<text:span text:style-name="T10">1</text:span> punto)</text:p>
      <text:p text:style-name="P24"><text:span text:style-name="T10">a) </text:span>Instala Tomcat</text:p>
      <text:p text:style-name="P24"><text:span text:style-name="T10">b) </text:span>Despliegue un war de ejem<text:span text:style-name="T10">p</text:span>lo y comprueba su funcionamiento</text:p>
      <text:p text:style-name="P23"/>
      <text:p text:style-name="P23">Variantes</text:p>
      <text:p text:style-name="P2"><text:span text:style-name="T9">Instala</text:span> Apache <text:span text:style-name="T9">y configura algún módulo / </text:span><text:span text:style-name="T10">Revisa configuración con webmin de Apache</text:span></text:p>
      <text:p text:style-name="P2"><text:span text:style-name="T9">Instala</text:span><text:span text:style-name="T1"> </text:span>Nginx <text:span text:style-name="T9">y configura algún módulo</text:span></text:p>
      <text:p text:style-name="P1"/>
      <text:p text:style-name="P6"><text:span text:style-name="T10">I</text:span><text:span text:style-name="T1">nstalación/</text:span>configuración php (0,5 puntos)</text:p>
      <text:p text:style-name="P4">A) Comprobar que procesa un fichero PHP <text:span text:style-name="T1">con Apache</text:span></text:p>
      <text:p text:style-name="P4">B) <text:span text:style-name="T8">¿Q</text:span>ue versión de PHP está instalada?</text:p>
      <text:p text:style-name="P4">C) <text:span text:style-name="T1">Consultar </text:span><text:span text:style-name="T8">el fichero de configuración de PHP e indíca en qué ruta se guardan los logs de error</text:span></text:p>
      <text:p text:style-name="P4"/>
      <text:p text:style-name="P23">Algunas variantes.</text:p>
      <text:p text:style-name="P23">¿Cuál es valor por defecto de upload_max_filesixz? ¿Para qué puede ser interesante cambiarlo?</text:p>
      <text:p text:style-name="P23">Directivas memory_limit, max_execution_time,max_imput_time</text:p>
      <text:p text:style-name="P4"/>
      <text:p text:style-name="P6"><text:span text:style-name="T10">I</text:span><text:span text:style-name="T1">nstalación/</text:span>configuración MySQL/MariaDB (0,5 puntos)</text:p>
      <text:p text:style-name="P5">A) Ha<text:span text:style-name="T8">z</text:span> una instalación <text:span text:style-name="T8">y muestra que tienes acceso como root</text:span></text:p>
      <text:p text:style-name="P5"/>
      <text:p text:style-name="P6"><text:span text:style-name="T10">I</text:span>mplantación de aplicación web (<text:span text:style-name="T2">2</text:span> puntos)</text:p>
      <text:p text:style-name="P1">A) <text:span text:style-name="T9">Instala X (sin uso de cpanel)</text:span></text:p>
      <text:p text:style-name="P1"/>
      <text:p text:style-name="P23">Variantes</text:p>
      <text:p text:style-name="P23">X puede ser Wordpress/Moodle/Dokuwiki/MediaWiki/NextCloud...</text:p>
      <text:p text:style-name="P1"/>
      <text:p text:style-name="P7"><text:span text:style-name="T10">C</text:span>onfiguración de la aplicación web <text:span text:style-name="T1">(1 punto)</text:span></text:p>
      <text:p text:style-name="P4">A) <text:span text:style-name="T9">Haz un b</text:span>ackup <text:span text:style-name="T9">de esa aplicación web</text:span></text:p>
      <text:p text:style-name="P4">B) Cambia <text:span text:style-name="T9">el</text:span> Tema</text:p>
      <text:p text:style-name="P4">C) Instala <text:span text:style-name="T9">una</text:span> extensi<text:span text:style-name="T9">ón/plugin</text:span></text:p>
      <text:p text:style-name="P7"/>
      <text:p text:style-name="P16"><text:span text:style-name="T10">I</text:span>mplantación de aplicación web <text:span text:style-name="T10">con cpanel</text:span> (<text:span text:style-name="T10">1</text:span> punto)</text:p>
      <text:p text:style-name="P29">Instalar en un subdominio una aplicación web no vista, y mostrar alguna de sus opciones.</text:p>
      <text:p text:style-name="P1"/>
      <text:p text:style-name="P6"><text:span text:style-name="T10">A</text:span>lta de servicio SAAS / <text:span text:style-name="T10">comparativa de planes</text:span> (1 punto)</text:p>
      <text:p text:style-name="P28">Date de alta un servicio SAAS de X. Compara planes. Realiza alguna operación (crear entradas, páginas, curso, matricular alumnos, ...</text:p>
      <text:p text:style-name="P28"/>
      <text:p text:style-name="P28">X puede ser Moodle/WordPress.</text:p>
      <text:p text:style-name="P26"/>
      <text:p text:style-name="P26"/>
      <text:p text:style-name="P1"/>
      <text:p text:style-name="P8"/>
      <text:p text:style-name="P8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02:09:15.616000000</meta:creation-date>
    <dc:date>2022-11-17T14:42:37.989000000</dc:date>
    <meta:editing-duration>PT13M26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65" meta:word-count="583" meta:character-count="3649" meta:non-whitespace-character-count="3111"/>
  </office:meta>
</office:document-meta>
</file>